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Heading" style:list-style-name="L1"/>
    <style:style style:name="P8" style:family="paragraph" style:parent-style-name="Heading" style:list-style-name="L1">
      <style:text-properties officeooo:paragraph-rsid="001bf997"/>
    </style:style>
    <style:style style:name="P9" style:family="paragraph" style:parent-style-name="Heading" style:list-style-name="L1">
      <style:text-properties officeooo:rsid="000652db" officeooo:paragraph-rsid="000652db"/>
    </style:style>
    <style:style style:name="P10" style:family="paragraph" style:parent-style-name="Heading" style:list-style-name="L1">
      <style:text-properties officeooo:rsid="000652db" officeooo:paragraph-rsid="0013f08e"/>
    </style:style>
    <style:style style:name="T1" style:family="text">
      <style:text-properties officeooo:rsid="00101c55"/>
    </style:style>
    <style:style style:name="T2" style:family="text">
      <style:text-properties officeooo:rsid="0014e6fc"/>
    </style:style>
    <style:style style:name="T3" style:family="text">
      <style:text-properties officeooo:rsid="001bf997"/>
    </style:style>
    <style:style style:name="T4" style:family="text">
      <style:text-properties officeooo:rsid="002125c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 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3"/>
      <text:p text:style-name="P3"><text:text-input text:description="&lt;o.partner_id.title.name&gt;">&lt;o.partner_id.title.name&gt;</text:text-input>, vous avez rendez-vous à la Clinique de la Baie des Citrons :</text:p>
      <text:p text:style-name="P3"/>
      <text:list xml:id="list5679973394204269667" text:style-name="L1">
        <text:list-item>
          <text:p text:style-name="P9"><text:text-input text:description="&lt;if test=&quot;o.preop_meeting_id&quot;&gt;">&lt;if test="o.preop_meeting_id&gt;</text:text-input> <text:span text:style-name="T1">Pour le rendez vous pre-opératoire:<text:line-break/>le:</text:span><text:span text:style-name="T1"><text:text-input text:description="&lt;only_time3()&gt;">&lt;only_time3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  </text:list-item>
        <text:list-item>
          <text:p text:style-name="P8">Pour la consultation d'anesthésie<text:span text:style-name="T3">:<text:line-break/></text:span>le : <text:text-input text:description="&lt;only_time2()&gt;">&lt;only_time2()&gt;</text:text-input><text:line-break/>à la Clinique de la Baie des Citrons<text:line-break/>En cas d'empêchement merci de prévenir dès que possible au : 26 08 56</text:p>
        </text:list-item>
        <text:list-item>
          <text:p text:style-name="P7">Pour la chirurgie le: <text:text-input text:description="&lt;o.bloc_agenda_id.wd&gt;">&lt;o.bloc_agenda_id.wd&gt;</text:text-input> à <text:text-input text:description="&lt;o.notification_time&gt;">&lt;o.notification_time&gt;</text:text-input><text:line-break/>à jeun depuis 1h du matin<text:span text:style-name="T4">, ni boire, ni fumer, ni manger</text:span><text:line-break/>à la Clinique de la Baie des Citrons.</text:p>
        </text:list-item>
        <text:list-item>
          <text:p text:style-name="P10"><text:span text:style-name="T2"><text:text-input text:description="&lt;if test=&quot;o.po_meeting_id&quot;&gt;">&lt;if test="o.po_meeting_id&gt;</text:text-input></text:span> <text:span text:style-name="T1">Pour le rendez vous post-opératoire:<text:line-break/>le: </text:span><text:span text:style-name="T1"><text:text-input text:description="&lt;only_time1()&gt;">&lt;only_time1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  </text:list-item>
      </text:list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cm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8-07-10T22:36:26.306360339</dc:date>
    <meta:editing-duration>PT7H2S</meta:editing-duration>
    <meta:editing-cycles>108</meta:editing-cycles>
    <meta:generator>LibreOffice/5.2.7.2$Linux_X86_64 LibreOffice_project/20m0$Build-2</meta:generator>
    <dc:creator>Laurent FRANCOIS</dc:creator>
    <meta:document-statistic meta:table-count="0" meta:image-count="0" meta:object-count="0" meta:page-count="1" meta:paragraph-count="13" meta:word-count="161" meta:character-count="902" meta:non-whitespace-character-count="800"/>
  </office:meta>
</office:document-meta>
</file>